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0059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009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021e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0059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officeooo:rsid="000059e3" officeooo:paragraph-rsid="000059e3"/>
    </style:style>
    <style:style style:name="P7" style:family="paragraph" style:parent-style-name="Standard">
      <style:text-properties fo:font-size="24pt" fo:font-weight="bold" officeooo:rsid="000059e3" officeooo:paragraph-rsid="000059e3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059e3" officeooo:paragraph-rsid="000059e3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021e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05b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CO milestones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ate</text:p>
          </table:table-cell>
          <table:table-cell table:style-name="Table1.B1" office:value-type="string">
            <text:p text:style-name="P5">Mileston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Find latest C cod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Find latest assembler cod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Find latest document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Initialization, prompt, main loop, and exception handl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General terminal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Linux terminal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Command string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Read command str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Parse command str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Execute command string (with stubs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Buffer management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General file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>Linux file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Search and replace text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Q-register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Ncurses enhancement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1">Test cas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1">Document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Windows terminal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Windows file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VMS terminal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VMS file function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9:50:47.053553302</meta:creation-date>
    <dc:date>2019-11-07T20:24:38.854979729</dc:date>
    <meta:editing-duration>PT5M15S</meta:editing-duration>
    <meta:editing-cycles>3</meta:editing-cycles>
    <meta:generator>LibreOffice/6.1.4.2$Linux_X86_64 LibreOffice_project/10$Build-2</meta:generator>
    <meta:document-statistic meta:table-count="1" meta:image-count="0" meta:object-count="0" meta:page-count="1" meta:paragraph-count="25" meta:word-count="75" meta:character-count="555" meta:non-whitespace-character-count="505"/>
  </office:meta>
</office:document-meta>
</file>